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raan</text:p>
          </table:table-cell>
          <table:table-cell office:value-type="string" calcext:value-type="string">
            <text:p>ecc</text:p>
          </table:table-cell>
          <table:table-cell office:value-type="string" calcext:value-type="string">
            <text:p>aop</text:p>
          </table:table-cell>
          <table:table-cell office:value-type="string" calcext:value-type="string">
            <text:p>ma </text:p>
          </table:table-cell>
          <table:table-cell table:number-columns-repeated="6"/>
        </table:table-row>
        <table:table-row table:style-name="ro1">
          <table:table-cell office:value-type="float" office:value="19359" calcext:value-type="float">
            <text:p>19359</text:p>
          </table:table-cell>
          <table:table-cell office:value-type="float" office:value="98.2923" calcext:value-type="float">
            <text:p>98.2923</text:p>
          </table:table-cell>
          <table:table-cell office:value-type="float" office:value="0.0521" calcext:value-type="float">
            <text:p>0.0521</text:p>
          </table:table-cell>
          <table:table-cell office:value-type="float" office:value="22216" calcext:value-type="float">
            <text:p>22216</text:p>
          </table:table-cell>
          <table:table-cell office:value-type="float" office:value="151.4221" calcext:value-type="float">
            <text:p>151.4221</text:p>
          </table:table-cell>
          <table:table-cell office:value-type="float" office:value="267.6614" calcext:value-type="float">
            <text:p>267.6614</text:p>
          </table:table-cell>
          <table:table-cell table:number-columns-repeated="6"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98.4878" calcext:value-type="float">
            <text:p>98.4878</text:p>
          </table:table-cell>
          <table:table-cell office:value-type="float" office:value="0.0893" calcext:value-type="float">
            <text:p>0.0893</text:p>
          </table:table-cell>
          <table:table-cell office:value-type="float" office:value="92920" calcext:value-type="float">
            <text:p>92920</text:p>
          </table:table-cell>
          <table:table-cell office:value-type="float" office:value="169.7854" calcext:value-type="float">
            <text:p>169.7854</text:p>
          </table:table-cell>
          <table:table-cell office:value-type="float" office:value="253.9067" calcext:value-type="float">
            <text:p>253.9067</text:p>
          </table:table-cell>
          <table:table-cell table:number-columns-repeated="6"/>
        </table:table-row>
        <table:table-row table:style-name="ro1">
          <table:table-cell office:value-type="float" office:value="24914" calcext:value-type="float">
            <text:p>24914</text:p>
          </table:table-cell>
          <table:table-cell office:value-type="float" office:value="98.6203" calcext:value-type="float">
            <text:p>98.6203</text:p>
          </table:table-cell>
          <table:table-cell office:value-type="float" office:value="0.7836" calcext:value-type="float">
            <text:p>0.7836</text:p>
          </table:table-cell>
          <table:table-cell office:value-type="float" office:value="26217" calcext:value-type="float">
            <text:p>26217</text:p>
          </table:table-cell>
          <table:table-cell office:value-type="float" office:value="318.0342" calcext:value-type="float">
            <text:p>318.0342</text:p>
          </table:table-cell>
          <table:table-cell office:value-type="float" office:value="41.8835" calcext:value-type="float">
            <text:p>41.8835</text:p>
          </table:table-cell>
          <table:table-cell table:number-columns-repeated="6"/>
        </table:table-row>
        <table:table-row table:style-name="ro1">
          <table:table-cell office:value-type="float" office:value="25732" calcext:value-type="float">
            <text:p>25732</text:p>
          </table:table-cell>
          <table:table-cell office:value-type="float" office:value="98.96" calcext:value-type="float">
            <text:p>98.96</text:p>
          </table:table-cell>
          <table:table-cell office:value-type="float" office:value="1.0941" calcext:value-type="float">
            <text:p>1.0941</text:p>
          </table:table-cell>
          <table:table-cell office:value-type="float" office:value="38000" calcext:value-type="float">
            <text:p>38000</text:p>
          </table:table-cell>
          <table:table-cell office:value-type="float" office:value="139.9072" calcext:value-type="float">
            <text:p>139.9072</text:p>
          </table:table-cell>
          <table:table-cell office:value-type="float" office:value="249.3359" calcext:value-type="float">
            <text:p>249.3359</text:p>
          </table:table-cell>
          <table:table-cell table:number-columns-repeated="6"/>
        </table:table-row>
        <table:table-row table:style-name="ro1">
          <table:table-cell office:value-type="float" office:value="12203" calcext:value-type="float">
            <text:p>12203</text:p>
          </table:table-cell>
          <table:table-cell office:value-type="float" office:value="98.4218" calcext:value-type="float">
            <text:p>98.4218</text:p>
          </table:table-cell>
          <table:table-cell office:value-type="float" office:value="1.1261" calcext:value-type="float">
            <text:p>1.1261</text:p>
          </table:table-cell>
          <table:table-cell office:value-type="float" office:value="66012" calcext:value-type="float">
            <text:p>66012</text:p>
          </table:table-cell>
          <table:table-cell office:value-type="float" office:value="334.0919" calcext:value-type="float">
            <text:p>334.0919</text:p>
          </table:table-cell>
          <table:table-cell office:value-type="float" office:value="140.7163" calcext:value-type="float">
            <text:p>140.7163</text:p>
          </table:table-cell>
          <table:table-cell table:number-columns-repeated="6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float" office:value="98.3675" calcext:value-type="float">
            <text:p>98.3675</text:p>
          </table:table-cell>
          <table:table-cell office:value-type="float" office:value="2.0436" calcext:value-type="float">
            <text:p>2.0436</text:p>
          </table:table-cell>
          <table:table-cell office:value-type="float" office:value="64763" calcext:value-type="float">
            <text:p>64763</text:p>
          </table:table-cell>
          <table:table-cell office:value-type="float" office:value="209.7037" calcext:value-type="float">
            <text:p>209.7037</text:p>
          </table:table-cell>
          <table:table-cell office:value-type="float" office:value="304.2231" calcext:value-type="float">
            <text:p>304.2231</text:p>
          </table:table-cell>
          <table:table-cell table:number-columns-repeated="6"/>
        </table:table-row>
        <table:table-row table:style-name="ro1">
          <table:table-cell office:value-type="float" office:value="25733" calcext:value-type="float">
            <text:p>25733</text:p>
          </table:table-cell>
          <table:table-cell office:value-type="float" office:value="98.972" calcext:value-type="float">
            <text:p>98.972</text:p>
          </table:table-cell>
          <table:table-cell office:value-type="float" office:value="3.6415" calcext:value-type="float">
            <text:p>3.6415</text:p>
          </table:table-cell>
          <table:table-cell office:value-type="float" office:value="14179" calcext:value-type="float">
            <text:p>14179</text:p>
          </table:table-cell>
          <table:table-cell office:value-type="float" office:value="238.8923" calcext:value-type="float">
            <text:p>238.8923</text:p>
          </table:table-cell>
          <table:table-cell office:value-type="float" office:value="121.086" calcext:value-type="float">
            <text:p>121.086</text:p>
          </table:table-cell>
          <table:table-cell table:number-columns-repeated="6"/>
        </table:table-row>
        <table:table-row table:style-name="ro1">
          <table:table-cell office:value-type="float" office:value="17768" calcext:value-type="float">
            <text:p>17768</text:p>
          </table:table-cell>
          <table:table-cell office:value-type="float" office:value="98.313" calcext:value-type="float">
            <text:p>98.313</text:p>
          </table:table-cell>
          <table:table-cell office:value-type="float" office:value="3.9976" calcext:value-type="float">
            <text:p>3.9976</text:p>
          </table:table-cell>
          <table:table-cell office:value-type="float" office:value="81869" calcext:value-type="float">
            <text:p>81869</text:p>
          </table:table-cell>
          <table:table-cell office:value-type="float" office:value="352.4666" calcext:value-type="float">
            <text:p>352.4666</text:p>
          </table:table-cell>
          <table:table-cell office:value-type="float" office:value="60.4412" calcext:value-type="float">
            <text:p>60.4412</text:p>
          </table:table-cell>
          <table:table-cell table:number-columns-repeated="6"/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98.8796" calcext:value-type="float">
            <text:p>98.8796</text:p>
          </table:table-cell>
          <table:table-cell office:value-type="float" office:value="7.9979" calcext:value-type="float">
            <text:p>7.9979</text:p>
          </table:table-cell>
          <table:table-cell office:value-type="float" office:value="11279" calcext:value-type="float">
            <text:p>11279</text:p>
          </table:table-cell>
          <table:table-cell office:value-type="float" office:value="21.473" calcext:value-type="float">
            <text:p>21.473</text:p>
          </table:table-cell>
          <table:table-cell office:value-type="float" office:value="107.6291" calcext:value-type="float">
            <text:p>107.6291</text:p>
          </table:table-cell>
          <table:table-cell table:number-columns-repeated="6"/>
        </table:table-row>
        <table:table-row table:style-name="ro1">
          <table:table-cell office:value-type="float" office:value="20850" calcext:value-type="float">
            <text:p>20850</text:p>
          </table:table-cell>
          <table:table-cell office:value-type="float" office:value="98.8573" calcext:value-type="float">
            <text:p>98.8573</text:p>
          </table:table-cell>
          <table:table-cell office:value-type="float" office:value="11.0628" calcext:value-type="float">
            <text:p>11.0628</text:p>
          </table:table-cell>
          <table:table-cell office:value-type="float" office:value="75246" calcext:value-type="float">
            <text:p>75246</text:p>
          </table:table-cell>
          <table:table-cell office:value-type="float" office:value="226.2377" calcext:value-type="float">
            <text:p>226.2377</text:p>
          </table:table-cell>
          <table:table-cell office:value-type="float" office:value="193.0905" calcext:value-type="float">
            <text:p>193.0905</text:p>
          </table:table-cell>
          <table:table-cell table:number-columns-repeated="6"/>
        </table:table-row>
        <table:table-row table:style-name="ro1">
          <table:table-cell office:value-type="float" office:value="20895" calcext:value-type="float">
            <text:p>20895</text:p>
          </table:table-cell>
          <table:table-cell office:value-type="float" office:value="98.5742" calcext:value-type="float">
            <text:p>98.5742</text:p>
          </table:table-cell>
          <table:table-cell office:value-type="float" office:value="15.1719" calcext:value-type="float">
            <text:p>15.1719</text:p>
          </table:table-cell>
          <table:table-cell office:value-type="float" office:value="32263" calcext:value-type="float">
            <text:p>32263</text:p>
          </table:table-cell>
          <table:table-cell office:value-type="float" office:value="161.588" calcext:value-type="float">
            <text:p>161.588</text:p>
          </table:table-cell>
          <table:table-cell office:value-type="float" office:value="350.1535" calcext:value-type="float">
            <text:p>350.1535</text:p>
          </table:table-cell>
          <table:table-cell table:number-columns-repeated="6"/>
        </table:table-row>
        <table:table-row table:style-name="ro1">
          <table:table-cell office:value-type="float" office:value="20324" calcext:value-type="float">
            <text:p>20324</text:p>
          </table:table-cell>
          <table:table-cell office:value-type="float" office:value="98.8237" calcext:value-type="float">
            <text:p>98.8237</text:p>
          </table:table-cell>
          <table:table-cell office:value-type="float" office:value="23.7427" calcext:value-type="float">
            <text:p>23.7427</text:p>
          </table:table-cell>
          <table:table-cell office:value-type="float" office:value="11442" calcext:value-type="float">
            <text:p>11442</text:p>
          </table:table-cell>
          <table:table-cell office:value-type="float" office:value="257.0607" calcext:value-type="float">
            <text:p>257.0607</text:p>
          </table:table-cell>
          <table:table-cell office:value-type="float" office:value="159.2348" calcext:value-type="float">
            <text:p>159.2348</text:p>
          </table:table-cell>
          <table:table-cell table:number-columns-repeated="6"/>
        </table:table-row>
        <table:table-row table:style-name="ro1">
          <table:table-cell office:value-type="float" office:value="20858" calcext:value-type="float">
            <text:p>20858</text:p>
          </table:table-cell>
          <table:table-cell office:value-type="float" office:value="98.583" calcext:value-type="float">
            <text:p>98.583</text:p>
          </table:table-cell>
          <table:table-cell office:value-type="float" office:value="25.9981" calcext:value-type="float">
            <text:p>25.9981</text:p>
          </table:table-cell>
          <table:table-cell office:value-type="float" office:value="38371" calcext:value-type="float">
            <text:p>38371</text:p>
          </table:table-cell>
          <table:table-cell office:value-type="float" office:value="105.1411" calcext:value-type="float">
            <text:p>105.1411</text:p>
          </table:table-cell>
          <table:table-cell office:value-type="float" office:value="312.3025" calcext:value-type="float">
            <text:p>312.3025</text:p>
          </table:table-cell>
          <table:table-cell table:number-columns-repeated="6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98.2205" calcext:value-type="float">
            <text:p>98.2205</text:p>
          </table:table-cell>
          <table:table-cell office:value-type="float" office:value="29.2527" calcext:value-type="float">
            <text:p>29.2527</text:p>
          </table:table-cell>
          <table:table-cell office:value-type="float" office:value="97715" calcext:value-type="float">
            <text:p>97715</text:p>
          </table:table-cell>
          <table:table-cell office:value-type="float" office:value="219.9519" calcext:value-type="float">
            <text:p>219.9519</text:p>
          </table:table-cell>
          <table:table-cell office:value-type="float" office:value="139.4451" calcext:value-type="float">
            <text:p>139.4451</text:p>
          </table:table-cell>
          <table:table-cell table:number-columns-repeated="6"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float" office:value="98.4623" calcext:value-type="float">
            <text:p>98.4623</text:p>
          </table:table-cell>
          <table:table-cell office:value-type="float" office:value="31.5503" calcext:value-type="float">
            <text:p>31.5503</text:p>
          </table:table-cell>
          <table:table-cell office:value-type="float" office:value="26490" calcext:value-type="float">
            <text:p>26490</text:p>
          </table:table-cell>
          <table:table-cell office:value-type="float" office:value="37.339" calcext:value-type="float">
            <text:p>37.339</text:p>
          </table:table-cell>
          <table:table-cell office:value-type="float" office:value="351.0691" calcext:value-type="float">
            <text:p>351.0691</text:p>
          </table:table-cell>
          <table:table-cell table:number-columns-repeated="6"/>
        </table:table-row>
        <table:table-row table:style-name="ro1">
          <table:table-cell office:value-type="float" office:value="20887" calcext:value-type="float">
            <text:p>20887</text:p>
          </table:table-cell>
          <table:table-cell office:value-type="float" office:value="98.4885" calcext:value-type="float">
            <text:p>98.4885</text:p>
          </table:table-cell>
          <table:table-cell office:value-type="float" office:value="32.3136" calcext:value-type="float">
            <text:p>32.3136</text:p>
          </table:table-cell>
          <table:table-cell office:value-type="float" office:value="24134" calcext:value-type="float">
            <text:p>24134</text:p>
          </table:table-cell>
          <table:table-cell office:value-type="float" office:value="60.3604" calcext:value-type="float">
            <text:p>60.3604</text:p>
          </table:table-cell>
          <table:table-cell office:value-type="float" office:value="341.1019" calcext:value-type="float">
            <text:p>341.1019</text:p>
          </table:table-cell>
          <table:table-cell table:number-columns-repeated="6"/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float" office:value="98.7809" calcext:value-type="float">
            <text:p>98.7809</text:p>
          </table:table-cell>
          <table:table-cell office:value-type="float" office:value="34.7119" calcext:value-type="float">
            <text:p>34.7119</text:p>
          </table:table-cell>
          <table:table-cell office:value-type="float" office:value="11411" calcext:value-type="float">
            <text:p>11411</text:p>
          </table:table-cell>
          <table:table-cell office:value-type="float" office:value="108.4586" calcext:value-type="float">
            <text:p>108.4586</text:p>
          </table:table-cell>
          <table:table-cell office:value-type="float" office:value="53.3704" calcext:value-type="float">
            <text:p>53.3704</text:p>
          </table:table-cell>
          <table:table-cell table:number-columns-repeated="6"/>
        </table:table-row>
        <table:table-row table:style-name="ro1">
          <table:table-cell office:value-type="float" office:value="20969" calcext:value-type="float">
            <text:p>20969</text:p>
          </table:table-cell>
          <table:table-cell office:value-type="float" office:value="98.5413" calcext:value-type="float">
            <text:p>98.5413</text:p>
          </table:table-cell>
          <table:table-cell office:value-type="float" office:value="35.8378" calcext:value-type="float">
            <text:p>35.8378</text:p>
          </table:table-cell>
          <table:table-cell office:value-type="float" office:value="48766" calcext:value-type="float">
            <text:p>48766</text:p>
          </table:table-cell>
          <table:table-cell office:value-type="float" office:value="196.5101" calcext:value-type="float">
            <text:p>196.5101</text:p>
          </table:table-cell>
          <table:table-cell office:value-type="float" office:value="213.801" calcext:value-type="float">
            <text:p>213.801</text:p>
          </table:table-cell>
          <table:table-cell table:number-columns-repeated="6"/>
        </table:table-row>
        <table:table-row table:style-name="ro1">
          <table:table-cell office:value-type="float" office:value="20881" calcext:value-type="float">
            <text:p>20881</text:p>
          </table:table-cell>
          <table:table-cell office:value-type="float" office:value="98.5807" calcext:value-type="float">
            <text:p>98.5807</text:p>
          </table:table-cell>
          <table:table-cell office:value-type="float" office:value="37.0391" calcext:value-type="float">
            <text:p>37.0391</text:p>
          </table:table-cell>
          <table:table-cell office:value-type="float" office:value="80368" calcext:value-type="float">
            <text:p>80368</text:p>
          </table:table-cell>
          <table:table-cell office:value-type="float" office:value="59.6825" calcext:value-type="float">
            <text:p>59.6825</text:p>
          </table:table-cell>
          <table:table-cell office:value-type="float" office:value="301.2276" calcext:value-type="float">
            <text:p>301.2276</text:p>
          </table:table-cell>
          <table:table-cell table:number-columns-repeated="6"/>
        </table:table-row>
        <table:table-row table:style-name="ro1">
          <table:table-cell office:value-type="float" office:value="20972" calcext:value-type="float">
            <text:p>20972</text:p>
          </table:table-cell>
          <table:table-cell office:value-type="float" office:value="98.5598" calcext:value-type="float">
            <text:p>98.5598</text:p>
          </table:table-cell>
          <table:table-cell office:value-type="float" office:value="37.771" calcext:value-type="float">
            <text:p>37.771</text:p>
          </table:table-cell>
          <table:table-cell office:value-type="float" office:value="19535" calcext:value-type="float">
            <text:p>19535</text:p>
          </table:table-cell>
          <table:table-cell office:value-type="float" office:value="178.3957" calcext:value-type="float">
            <text:p>178.3957</text:p>
          </table:table-cell>
          <table:table-cell office:value-type="float" office:value="207.7033" calcext:value-type="float">
            <text:p>207.7033</text:p>
          </table:table-cell>
          <table:table-cell table:number-columns-repeated="6"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98.4439" calcext:value-type="float">
            <text:p>98.4439</text:p>
          </table:table-cell>
          <table:table-cell office:value-type="float" office:value="38.3347" calcext:value-type="float">
            <text:p>38.3347</text:p>
          </table:table-cell>
          <table:table-cell office:value-type="float" office:value="27022" calcext:value-type="float">
            <text:p>27022</text:p>
          </table:table-cell>
          <table:table-cell office:value-type="float" office:value="61.716" calcext:value-type="float">
            <text:p>61.716</text:p>
          </table:table-cell>
          <table:table-cell office:value-type="float" office:value="101.0635" calcext:value-type="float">
            <text:p>101.0635</text:p>
          </table:table-cell>
          <table:table-cell table:number-columns-repeated="6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98.5563" calcext:value-type="float">
            <text:p>98.5563</text:p>
          </table:table-cell>
          <table:table-cell office:value-type="float" office:value="38.9042" calcext:value-type="float">
            <text:p>38.9042</text:p>
          </table:table-cell>
          <table:table-cell office:value-type="float" office:value="15365" calcext:value-type="float">
            <text:p>15365</text:p>
          </table:table-cell>
          <table:table-cell office:value-type="float" office:value="60.8196" calcext:value-type="float">
            <text:p>60.8196</text:p>
          </table:table-cell>
          <table:table-cell office:value-type="float" office:value="335.2026" calcext:value-type="float">
            <text:p>335.2026</text:p>
          </table:table-cell>
          <table:table-cell table:number-columns-repeated="6"/>
        </table:table-row>
        <table:table-row table:style-name="ro1">
          <table:table-cell office:value-type="float" office:value="20974" calcext:value-type="float">
            <text:p>20974</text:p>
          </table:table-cell>
          <table:table-cell office:value-type="float" office:value="98.6353" calcext:value-type="float">
            <text:p>98.6353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15382" calcext:value-type="float">
            <text:p>15382</text:p>
          </table:table-cell>
          <table:table-cell office:value-type="float" office:value="351.1273" calcext:value-type="float">
            <text:p>351.1273</text:p>
          </table:table-cell>
          <table:table-cell office:value-type="float" office:value="70.8581" calcext:value-type="float">
            <text:p>70.8581</text:p>
          </table:table-cell>
          <table:table-cell table:number-columns-repeated="6"/>
        </table:table-row>
        <table:table-row table:style-name="ro1">
          <table:table-cell office:value-type="float" office:value="20894" calcext:value-type="float">
            <text:p>20894</text:p>
          </table:table-cell>
          <table:table-cell office:value-type="float" office:value="98.6367" calcext:value-type="float">
            <text:p>98.6367</text:p>
          </table:table-cell>
          <table:table-cell office:value-type="float" office:value="39.0842" calcext:value-type="float">
            <text:p>39.0842</text:p>
          </table:table-cell>
          <table:table-cell office:value-type="float" office:value="20823" calcext:value-type="float">
            <text:p>20823</text:p>
          </table:table-cell>
          <table:table-cell office:value-type="float" office:value="322.1856" calcext:value-type="float">
            <text:p>322.1856</text:p>
          </table:table-cell>
          <table:table-cell office:value-type="float" office:value="58.6585" calcext:value-type="float">
            <text:p>58.6585</text:p>
          </table:table-cell>
          <table:table-cell table:number-columns-repeated="6"/>
        </table:table-row>
        <table:table-row table:style-name="ro1">
          <table:table-cell office:value-type="float" office:value="23259" calcext:value-type="float">
            <text:p>23259</text:p>
          </table:table-cell>
          <table:table-cell office:value-type="float" office:value="98.6367" calcext:value-type="float">
            <text:p>98.6367</text:p>
          </table:table-cell>
          <table:table-cell office:value-type="float" office:value="39.1133" calcext:value-type="float">
            <text:p>39.1133</text:p>
          </table:table-cell>
          <table:table-cell office:value-type="float" office:value="18844" calcext:value-type="float">
            <text:p>18844</text:p>
          </table:table-cell>
          <table:table-cell office:value-type="float" office:value="7.3179" calcext:value-type="float">
            <text:p>7.3179</text:p>
          </table:table-cell>
          <table:table-cell office:value-type="float" office:value="352.8272" calcext:value-type="float">
            <text:p>352.8272</text:p>
          </table:table-cell>
          <table:table-cell table:number-columns-repeated="6"/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float" office:value="98.6174" calcext:value-type="float">
            <text:p>98.6174</text:p>
          </table:table-cell>
          <table:table-cell office:value-type="float" office:value="39.9198" calcext:value-type="float">
            <text:p>39.9198</text:p>
          </table:table-cell>
          <table:table-cell office:value-type="float" office:value="16174" calcext:value-type="float">
            <text:p>16174</text:p>
          </table:table-cell>
          <table:table-cell office:value-type="float" office:value="307.9684" calcext:value-type="float">
            <text:p>307.9684</text:p>
          </table:table-cell>
          <table:table-cell office:value-type="float" office:value="112.3761" calcext:value-type="float">
            <text:p>112.3761</text:p>
          </table:table-cell>
          <table:table-cell table:number-columns-repeated="6"/>
        </table:table-row>
        <table:table-row table:style-name="ro1">
          <table:table-cell office:value-type="float" office:value="21911" calcext:value-type="float">
            <text:p>21911</text:p>
          </table:table-cell>
          <table:table-cell office:value-type="float" office:value="98.7301" calcext:value-type="float">
            <text:p>98.7301</text:p>
          </table:table-cell>
          <table:table-cell office:value-type="float" office:value="40.9061" calcext:value-type="float">
            <text:p>40.9061</text:p>
          </table:table-cell>
          <table:table-cell office:value-type="float" office:value="53162" calcext:value-type="float">
            <text:p>53162</text:p>
          </table:table-cell>
          <table:table-cell office:value-type="float" office:value="323.9501" calcext:value-type="float">
            <text:p>323.9501</text:p>
          </table:table-cell>
          <table:table-cell office:value-type="float" office:value="189.7364" calcext:value-type="float">
            <text:p>189.7364</text:p>
          </table:table-cell>
          <table:table-cell table:number-columns-repeated="6"/>
        </table:table-row>
        <table:table-row table:style-name="ro1">
          <table:table-cell office:value-type="float" office:value="20876" calcext:value-type="float">
            <text:p>20876</text:p>
          </table:table-cell>
          <table:table-cell office:value-type="float" office:value="98.6405" calcext:value-type="float">
            <text:p>98.6405</text:p>
          </table:table-cell>
          <table:table-cell office:value-type="float" office:value="40.9251" calcext:value-type="float">
            <text:p>40.9251</text:p>
          </table:table-cell>
          <table:table-cell office:value-type="float" office:value="18247" calcext:value-type="float">
            <text:p>18247</text:p>
          </table:table-cell>
          <table:table-cell office:value-type="float" office:value="242.3705" calcext:value-type="float">
            <text:p>242.3705</text:p>
          </table:table-cell>
          <table:table-cell office:value-type="float" office:value="242.8228" calcext:value-type="float">
            <text:p>242.8228</text:p>
          </table:table-cell>
          <table:table-cell table:number-columns-repeated="6"/>
        </table:table-row>
        <table:table-row table:style-name="ro1">
          <table:table-cell office:value-type="float" office:value="20798" calcext:value-type="float">
            <text:p>20798</text:p>
          </table:table-cell>
          <table:table-cell office:value-type="float" office:value="98.6809" calcext:value-type="float">
            <text:p>98.6809</text:p>
          </table:table-cell>
          <table:table-cell office:value-type="float" office:value="42.1228" calcext:value-type="float">
            <text:p>42.1228</text:p>
          </table:table-cell>
          <table:table-cell office:value-type="float" office:value="10845" calcext:value-type="float">
            <text:p>10845</text:p>
          </table:table-cell>
          <table:table-cell office:value-type="float" office:value="94.4642" calcext:value-type="float">
            <text:p>94.4642</text:p>
          </table:table-cell>
          <table:table-cell office:value-type="float" office:value="265.7771" calcext:value-type="float">
            <text:p>265.7771</text:p>
          </table:table-cell>
          <table:table-cell table:number-columns-repeated="6"/>
        </table:table-row>
        <table:table-row table:style-name="ro1">
          <table:table-cell office:value-type="float" office:value="20903" calcext:value-type="float">
            <text:p>20903</text:p>
          </table:table-cell>
          <table:table-cell office:value-type="float" office:value="98.758" calcext:value-type="float">
            <text:p>98.758</text:p>
          </table:table-cell>
          <table:table-cell office:value-type="float" office:value="42.337" calcext:value-type="float">
            <text:p>42.337</text:p>
          </table:table-cell>
          <table:table-cell office:value-type="float" office:value="59092" calcext:value-type="float">
            <text:p>59092</text:p>
          </table:table-cell>
          <table:table-cell office:value-type="float" office:value="85.3341" calcext:value-type="float">
            <text:p>85.3341</text:p>
          </table:table-cell>
          <table:table-cell office:value-type="float" office:value="35.6652" calcext:value-type="float">
            <text:p>35.6652</text:p>
          </table:table-cell>
          <table:table-cell table:number-columns-repeated="6"/>
        </table:table-row>
        <table:table-row table:style-name="ro1">
          <table:table-cell office:value-type="float" office:value="20792" calcext:value-type="float">
            <text:p>20792</text:p>
          </table:table-cell>
          <table:table-cell office:value-type="float" office:value="98.7323" calcext:value-type="float">
            <text:p>98.7323</text:p>
          </table:table-cell>
          <table:table-cell office:value-type="float" office:value="42.8173" calcext:value-type="float">
            <text:p>42.8173</text:p>
          </table:table-cell>
          <table:table-cell office:value-type="float" office:value="18015" calcext:value-type="float">
            <text:p>18015</text:p>
          </table:table-cell>
          <table:table-cell office:value-type="float" office:value="149.4808" calcext:value-type="float">
            <text:p>149.4808</text:p>
          </table:table-cell>
          <table:table-cell office:value-type="float" office:value="210.7418" calcext:value-type="float">
            <text:p>210.7418</text:p>
          </table:table-cell>
          <table:table-cell table:number-columns-repeated="6"/>
        </table:table-row>
        <table:table-row table:style-name="ro1">
          <table:table-cell office:value-type="float" office:value="20793" calcext:value-type="float">
            <text:p>20793</text:p>
          </table:table-cell>
          <table:table-cell office:value-type="float" office:value="98.7086" calcext:value-type="float">
            <text:p>98.7086</text:p>
          </table:table-cell>
          <table:table-cell office:value-type="float" office:value="42.8877" calcext:value-type="float">
            <text:p>42.8877</text:p>
          </table:table-cell>
          <table:table-cell office:value-type="float" office:value="22554" calcext:value-type="float">
            <text:p>22554</text:p>
          </table:table-cell>
          <table:table-cell office:value-type="float" office:value="110.2682" calcext:value-type="float">
            <text:p>110.2682</text:p>
          </table:table-cell>
          <table:table-cell office:value-type="float" office:value="12.6453" calcext:value-type="float">
            <text:p>12.6453</text:p>
          </table:table-cell>
          <table:table-cell table:number-columns-repeated="6"/>
        </table:table-row>
        <table:table-row table:style-name="ro1">
          <table:table-cell office:value-type="float" office:value="20797" calcext:value-type="float">
            <text:p>20797</text:p>
          </table:table-cell>
          <table:table-cell office:value-type="float" office:value="98.7324" calcext:value-type="float">
            <text:p>98.7324</text:p>
          </table:table-cell>
          <table:table-cell office:value-type="float" office:value="43.4528" calcext:value-type="float">
            <text:p>43.4528</text:p>
          </table:table-cell>
          <table:table-cell office:value-type="float" office:value="8396" calcext:value-type="float">
            <text:p>8396</text:p>
          </table:table-cell>
          <table:table-cell office:value-type="float" office:value="209.6894" calcext:value-type="float">
            <text:p>209.6894</text:p>
          </table:table-cell>
          <table:table-cell office:value-type="float" office:value="213.4163" calcext:value-type="float">
            <text:p>213.4163</text:p>
          </table:table-cell>
          <table:table-cell table:number-columns-repeated="6"/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float" office:value="98.7236" calcext:value-type="float">
            <text:p>98.7236</text:p>
          </table:table-cell>
          <table:table-cell office:value-type="float" office:value="43.5032" calcext:value-type="float">
            <text:p>43.5032</text:p>
          </table:table-cell>
          <table:table-cell office:value-type="float" office:value="36955" calcext:value-type="float">
            <text:p>36955</text:p>
          </table:table-cell>
          <table:table-cell office:value-type="float" office:value="315.3221" calcext:value-type="float">
            <text:p>315.3221</text:p>
          </table:table-cell>
          <table:table-cell office:value-type="float" office:value="68.9884" calcext:value-type="float">
            <text:p>68.9884</text:p>
          </table:table-cell>
          <table:table-cell table:number-columns-repeated="6"/>
        </table:table-row>
        <table:table-row table:style-name="ro1">
          <table:table-cell office:value-type="float" office:value="23258" calcext:value-type="float">
            <text:p>23258</text:p>
          </table:table-cell>
          <table:table-cell office:value-type="float" office:value="98.753" calcext:value-type="float">
            <text:p>98.753</text:p>
          </table:table-cell>
          <table:table-cell office:value-type="float" office:value="44.9035" calcext:value-type="float">
            <text:p>44.9035</text:p>
          </table:table-cell>
          <table:table-cell office:value-type="float" office:value="21895" calcext:value-type="float">
            <text:p>21895</text:p>
          </table:table-cell>
          <table:table-cell office:value-type="float" office:value="199.5129" calcext:value-type="float">
            <text:p>199.5129</text:p>
          </table:table-cell>
          <table:table-cell office:value-type="float" office:value="223.1247" calcext:value-type="float">
            <text:p>223.124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852" calcext:value-type="float">
            <text:p>20852</text:p>
          </table:table-cell>
          <table:table-cell office:value-type="float" office:value="98.6663" calcext:value-type="float">
            <text:p>98.6663</text:p>
          </table:table-cell>
          <table:table-cell office:value-type="float" office:value="45.3684" calcext:value-type="float">
            <text:p>45.3684</text:p>
          </table:table-cell>
          <table:table-cell office:value-type="float" office:value="17676" calcext:value-type="float">
            <text:p>17676</text:p>
          </table:table-cell>
          <table:table-cell office:value-type="float" office:value="86.8187" calcext:value-type="float">
            <text:p>86.8187</text:p>
          </table:table-cell>
          <table:table-cell office:value-type="float" office:value="273.501" calcext:value-type="float">
            <text:p>273.50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117" calcext:value-type="float">
            <text:p>17117</text:p>
          </table:table-cell>
          <table:table-cell office:value-type="float" office:value="98.4944" calcext:value-type="float">
            <text:p>98.4944</text:p>
          </table:table-cell>
          <table:table-cell office:value-type="float" office:value="53.8462" calcext:value-type="float">
            <text:p>53.8462</text:p>
          </table:table-cell>
          <table:table-cell office:value-type="float" office:value="88233" calcext:value-type="float">
            <text:p>88233</text:p>
          </table:table-cell>
          <table:table-cell office:value-type="float" office:value="329.8542" calcext:value-type="float">
            <text:p>329.8542</text:p>
          </table:table-cell>
          <table:table-cell office:value-type="float" office:value="203.4699" calcext:value-type="float">
            <text:p>203.4699</text:p>
          </table:table-cell>
          <table:table-cell table:number-columns-repeated="6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98.6789" calcext:value-type="float">
            <text:p>98.6789</text:p>
          </table:table-cell>
          <table:table-cell office:value-type="float" office:value="55.7194" calcext:value-type="float">
            <text:p>55.7194</text:p>
          </table:table-cell>
          <table:table-cell office:value-type="float" office:value="4166" calcext:value-type="float">
            <text:p>4166</text:p>
          </table:table-cell>
          <table:table-cell office:value-type="float" office:value="74.3268" calcext:value-type="float">
            <text:p>74.3268</text:p>
          </table:table-cell>
          <table:table-cell office:value-type="float" office:value="86.0514" calcext:value-type="float">
            <text:p>86.0514</text:p>
          </table:table-cell>
          <table:table-cell table:number-columns-repeated="6"/>
        </table:table-row>
        <table:table-row table:style-name="ro1">
          <table:table-cell office:value-type="float" office:value="20853" calcext:value-type="float">
            <text:p>20853</text:p>
          </table:table-cell>
          <table:table-cell office:value-type="float" office:value="98.4567" calcext:value-type="float">
            <text:p>98.4567</text:p>
          </table:table-cell>
          <table:table-cell office:value-type="float" office:value="62.1688" calcext:value-type="float">
            <text:p>62.1688</text:p>
          </table:table-cell>
          <table:table-cell office:value-type="float" office:value="23045" calcext:value-type="float">
            <text:p>23045</text:p>
          </table:table-cell>
          <table:table-cell office:value-type="float" office:value="285.6916" calcext:value-type="float">
            <text:p>285.6916</text:p>
          </table:table-cell>
          <table:table-cell office:value-type="float" office:value="138.2944" calcext:value-type="float">
            <text:p>138.2944</text:p>
          </table:table-cell>
          <table:table-cell table:number-columns-repeated="6"/>
        </table:table-row>
        <table:table-row table:style-name="ro1">
          <table:table-cell office:value-type="float" office:value="25993" calcext:value-type="float">
            <text:p>25993</text:p>
          </table:table-cell>
          <table:table-cell office:value-type="float" office:value="98.4214" calcext:value-type="float">
            <text:p>98.4214</text:p>
          </table:table-cell>
          <table:table-cell office:value-type="float" office:value="70.7146" calcext:value-type="float">
            <text:p>70.7146</text:p>
          </table:table-cell>
          <table:table-cell office:value-type="float" office:value="4577" calcext:value-type="float">
            <text:p>4577</text:p>
          </table:table-cell>
          <table:table-cell office:value-type="float" office:value="210.2249" calcext:value-type="float">
            <text:p>210.2249</text:p>
          </table:table-cell>
          <table:table-cell office:value-type="float" office:value="211.6474" calcext:value-type="float">
            <text:p>211.6474</text:p>
          </table:table-cell>
          <table:table-cell table:number-columns-repeated="6"/>
        </table:table-row>
        <table:table-row table:style-name="ro1">
          <table:table-cell office:value-type="float" office:value="20884" calcext:value-type="float">
            <text:p>20884</text:p>
          </table:table-cell>
          <table:table-cell office:value-type="float" office:value="98.7999" calcext:value-type="float">
            <text:p>98.7999</text:p>
          </table:table-cell>
          <table:table-cell office:value-type="float" office:value="74.0969" calcext:value-type="float">
            <text:p>74.0969</text:p>
          </table:table-cell>
          <table:table-cell office:value-type="float" office:value="31066" calcext:value-type="float">
            <text:p>31066</text:p>
          </table:table-cell>
          <table:table-cell office:value-type="float" office:value="80.5864" calcext:value-type="float">
            <text:p>80.5864</text:p>
          </table:table-cell>
          <table:table-cell office:value-type="float" office:value="279.8819" calcext:value-type="float">
            <text:p>279.88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float" office:value="98.6808" calcext:value-type="float">
            <text:p>98.6808</text:p>
          </table:table-cell>
          <table:table-cell office:value-type="float" office:value="74.5863" calcext:value-type="float">
            <text:p>74.5863</text:p>
          </table:table-cell>
          <table:table-cell office:value-type="float" office:value="12562" calcext:value-type="float">
            <text:p>12562</text:p>
          </table:table-cell>
          <table:table-cell office:value-type="float" office:value="140.7915" calcext:value-type="float">
            <text:p>140.7915</text:p>
          </table:table-cell>
          <table:table-cell office:value-type="float" office:value="244.4715" calcext:value-type="float">
            <text:p>244.471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121" calcext:value-type="float">
            <text:p>17121</text:p>
          </table:table-cell>
          <table:table-cell office:value-type="float" office:value="98.612" calcext:value-type="float">
            <text:p>98.612</text:p>
          </table:table-cell>
          <table:table-cell office:value-type="float" office:value="74.9568" calcext:value-type="float">
            <text:p>74.9568</text:p>
          </table:table-cell>
          <table:table-cell office:value-type="float" office:value="58983" calcext:value-type="float">
            <text:p>58983</text:p>
          </table:table-cell>
          <table:table-cell office:value-type="float" office:value="188.3931" calcext:value-type="float">
            <text:p>188.3931</text:p>
          </table:table-cell>
          <table:table-cell office:value-type="float" office:value="236.3397" calcext:value-type="float">
            <text:p>236.339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129" calcext:value-type="float">
            <text:p>17129</text:p>
          </table:table-cell>
          <table:table-cell office:value-type="float" office:value="98.7587" calcext:value-type="float">
            <text:p>98.7587</text:p>
          </table:table-cell>
          <table:table-cell office:value-type="float" office:value="76.7946" calcext:value-type="float">
            <text:p>76.7946</text:p>
          </table:table-cell>
          <table:table-cell office:value-type="float" office:value="33771" calcext:value-type="float">
            <text:p>33771</text:p>
          </table:table-cell>
          <table:table-cell office:value-type="float" office:value="157.5821" calcext:value-type="float">
            <text:p>157.5821</text:p>
          </table:table-cell>
          <table:table-cell office:value-type="float" office:value="320.2816" calcext:value-type="float">
            <text:p>320.2816</text:p>
          </table:table-cell>
          <table:table-cell table:number-columns-repeated="6"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float" office:value="98.6654" calcext:value-type="float">
            <text:p>98.6654</text:p>
          </table:table-cell>
          <table:table-cell office:value-type="float" office:value="77.104" calcext:value-type="float">
            <text:p>77.104</text:p>
          </table:table-cell>
          <table:table-cell office:value-type="float" office:value="7038" calcext:value-type="float">
            <text:p>7038</text:p>
          </table:table-cell>
          <table:table-cell office:value-type="float" office:value="313.1738" calcext:value-type="float">
            <text:p>313.1738</text:p>
          </table:table-cell>
          <table:table-cell office:value-type="float" office:value="191.385" calcext:value-type="float">
            <text:p>191.385</text:p>
          </table:table-cell>
          <table:table-cell table:number-columns-repeated="6"/>
        </table:table-row>
        <table:table-row table:style-name="ro1">
          <table:table-cell office:value-type="float" office:value="17815" calcext:value-type="float">
            <text:p>17815</text:p>
          </table:table-cell>
          <table:table-cell office:value-type="float" office:value="98.4729" calcext:value-type="float">
            <text:p>98.4729</text:p>
          </table:table-cell>
          <table:table-cell office:value-type="float" office:value="77.2278" calcext:value-type="float">
            <text:p>77.2278</text:p>
          </table:table-cell>
          <table:table-cell office:value-type="float" office:value="29349" calcext:value-type="float">
            <text:p>29349</text:p>
          </table:table-cell>
          <table:table-cell office:value-type="float" office:value="70.6384" calcext:value-type="float">
            <text:p>70.6384</text:p>
          </table:table-cell>
          <table:table-cell office:value-type="float" office:value="46.1778" calcext:value-type="float">
            <text:p>46.1778</text:p>
          </table:table-cell>
          <table:table-cell table:number-columns-repeated="6"/>
        </table:table-row>
        <table:table-row table:style-name="ro1">
          <table:table-cell office:value-type="float" office:value="17478" calcext:value-type="float">
            <text:p>17478</text:p>
          </table:table-cell>
          <table:table-cell office:value-type="float" office:value="98.6478" calcext:value-type="float">
            <text:p>98.6478</text:p>
          </table:table-cell>
          <table:table-cell office:value-type="float" office:value="80.0852" calcext:value-type="float">
            <text:p>80.0852</text:p>
          </table:table-cell>
          <table:table-cell office:value-type="float" office:value="41210" calcext:value-type="float">
            <text:p>41210</text:p>
          </table:table-cell>
          <table:table-cell office:value-type="float" office:value="112.8957" calcext:value-type="float">
            <text:p>112.8957</text:p>
          </table:table-cell>
          <table:table-cell office:value-type="float" office:value="277.5703" calcext:value-type="float">
            <text:p>277.5703</text:p>
          </table:table-cell>
          <table:table-cell table:number-columns-repeated="6"/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98.5534" calcext:value-type="float">
            <text:p>98.5534</text:p>
          </table:table-cell>
          <table:table-cell office:value-type="float" office:value="84.3533" calcext:value-type="float">
            <text:p>84.3533</text:p>
          </table:table-cell>
          <table:table-cell office:value-type="float" office:value="15205" calcext:value-type="float">
            <text:p>15205</text:p>
          </table:table-cell>
          <table:table-cell office:value-type="float" office:value="157.7239" calcext:value-type="float">
            <text:p>157.7239</text:p>
          </table:table-cell>
          <table:table-cell office:value-type="float" office:value="255.3224" calcext:value-type="float">
            <text:p>255.3224</text:p>
          </table:table-cell>
          <table:table-cell table:number-columns-repeated="6"/>
        </table:table-row>
        <table:table-row table:style-name="ro1">
          <table:table-cell office:value-type="float" office:value="25992" calcext:value-type="float">
            <text:p>25992</text:p>
          </table:table-cell>
          <table:table-cell office:value-type="float" office:value="98.4987" calcext:value-type="float">
            <text:p>98.4987</text:p>
          </table:table-cell>
          <table:table-cell office:value-type="float" office:value="88.8197" calcext:value-type="float">
            <text:p>88.8197</text:p>
          </table:table-cell>
          <table:table-cell office:value-type="float" office:value="7421" calcext:value-type="float">
            <text:p>7421</text:p>
          </table:table-cell>
          <table:table-cell office:value-type="float" office:value="194.6931" calcext:value-type="float">
            <text:p>194.6931</text:p>
          </table:table-cell>
          <table:table-cell office:value-type="float" office:value="218.0816" calcext:value-type="float">
            <text:p>218.0816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98.8636" calcext:value-type="float">
            <text:p>98.8636</text:p>
          </table:table-cell>
          <table:table-cell office:value-type="float" office:value="111.3576" calcext:value-type="float">
            <text:p>111.3576</text:p>
          </table:table-cell>
          <table:table-cell office:value-type="float" office:value="36783" calcext:value-type="float">
            <text:p>36783</text:p>
          </table:table-cell>
          <table:table-cell office:value-type="float" office:value="7.8425" calcext:value-type="float">
            <text:p>7.8425</text:p>
          </table:table-cell>
          <table:table-cell office:value-type="float" office:value="352.332" calcext:value-type="float">
            <text:p>352.332</text:p>
          </table:table-cell>
          <table:table-cell table:number-columns-repeated="6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98.8467" calcext:value-type="float">
            <text:p>98.8467</text:p>
          </table:table-cell>
          <table:table-cell office:value-type="float" office:value="117.9092" calcext:value-type="float">
            <text:p>117.9092</text:p>
          </table:table-cell>
          <table:table-cell office:value-type="float" office:value="61496" calcext:value-type="float">
            <text:p>61496</text:p>
          </table:table-cell>
          <table:table-cell office:value-type="float" office:value="119.6032" calcext:value-type="float">
            <text:p>119.6032</text:p>
          </table:table-cell>
          <table:table-cell office:value-type="float" office:value="241.1296" calcext:value-type="float">
            <text:p>241.1296</text:p>
          </table:table-cell>
          <table:table-cell table:number-columns-repeated="6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98.983" calcext:value-type="float">
            <text:p>98.983</text:p>
          </table:table-cell>
          <table:table-cell office:value-type="float" office:value="167.0768" calcext:value-type="float">
            <text:p>167.0768</text:p>
          </table:table-cell>
          <table:table-cell office:value-type="float" office:value="67083" calcext:value-type="float">
            <text:p>67083</text:p>
          </table:table-cell>
          <table:table-cell office:value-type="float" office:value="218.5899" calcext:value-type="float">
            <text:p>218.5899</text:p>
          </table:table-cell>
          <table:table-cell office:value-type="float" office:value="141.0479" calcext:value-type="float">
            <text:p>141.0479</text:p>
          </table:table-cell>
          <table:table-cell table:number-columns-repeated="6"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98.7591" calcext:value-type="float">
            <text:p>98.7591</text:p>
          </table:table-cell>
          <table:table-cell office:value-type="float" office:value="168.1243" calcext:value-type="float">
            <text:p>168.1243</text:p>
          </table:table-cell>
          <table:table-cell office:value-type="float" office:value="27394" calcext:value-type="float">
            <text:p>27394</text:p>
          </table:table-cell>
          <table:table-cell office:value-type="float" office:value="325.6967" calcext:value-type="float">
            <text:p>325.6967</text:p>
          </table:table-cell>
          <table:table-cell office:value-type="float" office:value="34.2442" calcext:value-type="float">
            <text:p>34.2442</text:p>
          </table:table-cell>
          <table:table-cell table:number-columns-repeated="6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98.2986" calcext:value-type="float">
            <text:p>98.2986</text:p>
          </table:table-cell>
          <table:table-cell office:value-type="float" office:value="174.7962" calcext:value-type="float">
            <text:p>174.7962</text:p>
          </table:table-cell>
          <table:table-cell office:value-type="float" office:value="29049" calcext:value-type="float">
            <text:p>29049</text:p>
          </table:table-cell>
          <table:table-cell office:value-type="float" office:value="210.4281" calcext:value-type="float">
            <text:p>210.4281</text:p>
          </table:table-cell>
          <table:table-cell office:value-type="float" office:value="149.5217" calcext:value-type="float">
            <text:p>149.5217</text:p>
          </table:table-cell>
          <table:table-cell table:number-columns-repeated="6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98.6563" calcext:value-type="float">
            <text:p>98.6563</text:p>
          </table:table-cell>
          <table:table-cell office:value-type="float" office:value="188.1181" calcext:value-type="float">
            <text:p>188.1181</text:p>
          </table:table-cell>
          <table:table-cell office:value-type="float" office:value="38327" calcext:value-type="float">
            <text:p>38327</text:p>
          </table:table-cell>
          <table:table-cell office:value-type="float" office:value="81.7727" calcext:value-type="float">
            <text:p>81.7727</text:p>
          </table:table-cell>
          <table:table-cell office:value-type="float" office:value="278.7803" calcext:value-type="float">
            <text:p>278.7803</text:p>
          </table:table-cell>
          <table:table-cell table:number-columns-repeated="6"/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98.7878" calcext:value-type="float">
            <text:p>98.7878</text:p>
          </table:table-cell>
          <table:table-cell office:value-type="float" office:value="192.2972" calcext:value-type="float">
            <text:p>192.2972</text:p>
          </table:table-cell>
          <table:table-cell office:value-type="float" office:value="45374" calcext:value-type="float">
            <text:p>45374</text:p>
          </table:table-cell>
          <table:table-cell office:value-type="float" office:value="195.2412" calcext:value-type="float">
            <text:p>195.2412</text:p>
          </table:table-cell>
          <table:table-cell office:value-type="float" office:value="164.7402" calcext:value-type="float">
            <text:p>164.7402</text:p>
          </table:table-cell>
          <table:table-cell table:number-columns-repeated="6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98.7481" calcext:value-type="float">
            <text:p>98.7481</text:p>
          </table:table-cell>
          <table:table-cell office:value-type="float" office:value="218.2203" calcext:value-type="float">
            <text:p>218.2203</text:p>
          </table:table-cell>
          <table:table-cell office:value-type="float" office:value="42671" calcext:value-type="float">
            <text:p>42671</text:p>
          </table:table-cell>
          <table:table-cell office:value-type="float" office:value="143.7734" calcext:value-type="float">
            <text:p>143.7734</text:p>
          </table:table-cell>
          <table:table-cell office:value-type="float" office:value="216.6351" calcext:value-type="float">
            <text:p>216.6351</text:p>
          </table:table-cell>
          <table:table-cell table:number-columns-repeated="6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98.9545" calcext:value-type="float">
            <text:p>98.9545</text:p>
          </table:table-cell>
          <table:table-cell office:value-type="float" office:value="221.3253" calcext:value-type="float">
            <text:p>221.3253</text:p>
          </table:table-cell>
          <table:table-cell office:value-type="float" office:value="37216" calcext:value-type="float">
            <text:p>37216</text:p>
          </table:table-cell>
          <table:table-cell office:value-type="float" office:value="322.2325" calcext:value-type="float">
            <text:p>322.2325</text:p>
          </table:table-cell>
          <table:table-cell office:value-type="float" office:value="37.6237" calcext:value-type="float">
            <text:p>37.6237</text:p>
          </table:table-cell>
          <table:table-cell table:number-columns-repeated="6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98.888" calcext:value-type="float">
            <text:p>98.888</text:p>
          </table:table-cell>
          <table:table-cell office:value-type="float" office:value="227.8116" calcext:value-type="float">
            <text:p>227.8116</text:p>
          </table:table-cell>
          <table:table-cell office:value-type="float" office:value="51593" calcext:value-type="float">
            <text:p>51593</text:p>
          </table:table-cell>
          <table:table-cell office:value-type="float" office:value="324.4329" calcext:value-type="float">
            <text:p>324.4329</text:p>
          </table:table-cell>
          <table:table-cell office:value-type="float" office:value="35.341" calcext:value-type="float">
            <text:p>35.341</text:p>
          </table:table-cell>
          <table:table-cell table:number-columns-repeated="6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98.7403" calcext:value-type="float">
            <text:p>98.7403</text:p>
          </table:table-cell>
          <table:table-cell office:value-type="float" office:value="227.9092" calcext:value-type="float">
            <text:p>227.9092</text:p>
          </table:table-cell>
          <table:table-cell office:value-type="float" office:value="36002" calcext:value-type="float">
            <text:p>36002</text:p>
          </table:table-cell>
          <table:table-cell office:value-type="float" office:value="331.1306" calcext:value-type="float">
            <text:p>331.1306</text:p>
          </table:table-cell>
          <table:table-cell office:value-type="float" office:value="28.7878" calcext:value-type="float">
            <text:p>28.7878</text:p>
          </table:table-cell>
          <table:table-cell table:number-columns-repeated="6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98.0248" calcext:value-type="float">
            <text:p>98.0248</text:p>
          </table:table-cell>
          <table:table-cell office:value-type="float" office:value="264.0534" calcext:value-type="float">
            <text:p>264.0534</text:p>
          </table:table-cell>
          <table:table-cell office:value-type="float" office:value="56850" calcext:value-type="float">
            <text:p>56850</text:p>
          </table:table-cell>
          <table:table-cell office:value-type="float" office:value="16.8382" calcext:value-type="float">
            <text:p>16.8382</text:p>
          </table:table-cell>
          <table:table-cell office:value-type="float" office:value="343.4679" calcext:value-type="float">
            <text:p>343.4679</text:p>
          </table:table-cell>
          <table:table-cell table:number-columns-repeated="6"/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float" office:value="98.6589" calcext:value-type="float">
            <text:p>98.6589</text:p>
          </table:table-cell>
          <table:table-cell office:value-type="float" office:value="311.9117" calcext:value-type="float">
            <text:p>311.9117</text:p>
          </table:table-cell>
          <table:table-cell office:value-type="float" office:value="34304" calcext:value-type="float">
            <text:p>34304</text:p>
          </table:table-cell>
          <table:table-cell office:value-type="float" office:value="153.5359" calcext:value-type="float">
            <text:p>153.5359</text:p>
          </table:table-cell>
          <table:table-cell office:value-type="float" office:value="206.758" calcext:value-type="float">
            <text:p>206.758</text:p>
          </table:table-cell>
          <table:table-cell table:number-columns-repeated="6"/>
        </table:table-row>
        <table:table-row table:style-name="ro1">
          <table:table-cell office:value-type="float" office:value="26306" calcext:value-type="float">
            <text:p>26306</text:p>
          </table:table-cell>
          <table:table-cell office:value-type="float" office:value="98.535" calcext:value-type="float">
            <text:p>98.535</text:p>
          </table:table-cell>
          <table:table-cell office:value-type="float" office:value="313.2592" calcext:value-type="float">
            <text:p>313.2592</text:p>
          </table:table-cell>
          <table:table-cell office:value-type="float" office:value="98710" calcext:value-type="float">
            <text:p>98710</text:p>
          </table:table-cell>
          <table:table-cell office:value-type="float" office:value="318.8956" calcext:value-type="float">
            <text:p>318.8956</text:p>
          </table:table-cell>
          <table:table-cell office:value-type="float" office:value="100.7094" calcext:value-type="float">
            <text:p>100.7094</text:p>
          </table:table-cell>
          <table:table-cell table:number-columns-repeated="6"/>
        </table:table-row>
        <table:table-row table:style-name="ro1">
          <table:table-cell office:value-type="float" office:value="25942" calcext:value-type="float">
            <text:p>25942</text:p>
          </table:table-cell>
          <table:table-cell office:value-type="float" office:value="98.547" calcext:value-type="float">
            <text:p>98.547</text:p>
          </table:table-cell>
          <table:table-cell office:value-type="float" office:value="315.5939" calcext:value-type="float">
            <text:p>315.5939</text:p>
          </table:table-cell>
          <table:table-cell office:value-type="float" office:value="99045" calcext:value-type="float">
            <text:p>99045</text:p>
          </table:table-cell>
          <table:table-cell office:value-type="float" office:value="326.7" calcext:value-type="float">
            <text:p>326.7</text:p>
          </table:table-cell>
          <table:table-cell office:value-type="float" office:value="93.5903" calcext:value-type="float">
            <text:p>93.5903</text:p>
          </table:table-cell>
          <table:table-cell table:number-columns-repeated="6"/>
        </table:table-row>
        <table:table-row table:style-name="ro1">
          <table:table-cell office:value-type="float" office:value="26236" calcext:value-type="float">
            <text:p>26236</text:p>
          </table:table-cell>
          <table:table-cell office:value-type="float" office:value="98.5208" calcext:value-type="float">
            <text:p>98.5208</text:p>
          </table:table-cell>
          <table:table-cell office:value-type="float" office:value="316.0034" calcext:value-type="float">
            <text:p>316.0034</text:p>
          </table:table-cell>
          <table:table-cell office:value-type="float" office:value="91717" calcext:value-type="float">
            <text:p>91717</text:p>
          </table:table-cell>
          <table:table-cell office:value-type="float" office:value="281.7758" calcext:value-type="float">
            <text:p>281.7758</text:p>
          </table:table-cell>
          <table:table-cell office:value-type="float" office:value="194.825" calcext:value-type="float">
            <text:p>194.8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280" calcext:value-type="float">
            <text:p>26280</text:p>
          </table:table-cell>
          <table:table-cell office:value-type="float" office:value="98.5341" calcext:value-type="float">
            <text:p>98.5341</text:p>
          </table:table-cell>
          <table:table-cell office:value-type="float" office:value="316.2295" calcext:value-type="float">
            <text:p>316.2295</text:p>
          </table:table-cell>
          <table:table-cell office:value-type="float" office:value="87170" calcext:value-type="float">
            <text:p>87170</text:p>
          </table:table-cell>
          <table:table-cell office:value-type="float" office:value="307.2101" calcext:value-type="float">
            <text:p>307.2101</text:p>
          </table:table-cell>
          <table:table-cell office:value-type="float" office:value="81.4997" calcext:value-type="float">
            <text:p>81.499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756" calcext:value-type="float">
            <text:p>26756</text:p>
          </table:table-cell>
          <table:table-cell office:value-type="float" office:value="98.4847" calcext:value-type="float">
            <text:p>98.4847</text:p>
          </table:table-cell>
          <table:table-cell office:value-type="float" office:value="317.3579" calcext:value-type="float">
            <text:p>317.3579</text:p>
          </table:table-cell>
          <table:table-cell office:value-type="float" office:value="83543" calcext:value-type="float">
            <text:p>83543</text:p>
          </table:table-cell>
          <table:table-cell office:value-type="float" office:value="250.3116" calcext:value-type="float">
            <text:p>250.3116</text:p>
          </table:table-cell>
          <table:table-cell office:value-type="float" office:value="138.9493" calcext:value-type="float">
            <text:p>138.9493</text:p>
          </table:table-cell>
          <table:table-cell table:number-columns-repeated="6"/>
        </table:table-row>
        <table:table-row table:style-name="ro1">
          <table:table-cell office:value-type="float" office:value="26338" calcext:value-type="float">
            <text:p>26338</text:p>
          </table:table-cell>
          <table:table-cell office:value-type="float" office:value="98.5193" calcext:value-type="float">
            <text:p>98.5193</text:p>
          </table:table-cell>
          <table:table-cell office:value-type="float" office:value="319.839" calcext:value-type="float">
            <text:p>319.839</text:p>
          </table:table-cell>
          <table:table-cell office:value-type="float" office:value="93047" calcext:value-type="float">
            <text:p>93047</text:p>
          </table:table-cell>
          <table:table-cell office:value-type="float" office:value="303.5211" calcext:value-type="float">
            <text:p>303.5211</text:p>
          </table:table-cell>
          <table:table-cell office:value-type="float" office:value="120.8425" calcext:value-type="float">
            <text:p>120.8425</text:p>
          </table:table-cell>
          <table:table-cell table:number-columns-repeated="6"/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float" office:value="98.4828" calcext:value-type="float">
            <text:p>98.4828</text:p>
          </table:table-cell>
          <table:table-cell office:value-type="float" office:value="320.2811" calcext:value-type="float">
            <text:p>320.2811</text:p>
          </table:table-cell>
          <table:table-cell office:value-type="float" office:value="2917" calcext:value-type="float">
            <text:p>2917</text:p>
          </table:table-cell>
          <table:table-cell office:value-type="float" office:value="182.9388" calcext:value-type="float">
            <text:p>182.9388</text:p>
          </table:table-cell>
          <table:table-cell office:value-type="float" office:value="308.2213" calcext:value-type="float">
            <text:p>308.2213</text:p>
          </table:table-cell>
          <table:table-cell table:number-columns-repeated="6"/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float" office:value="98.5372" calcext:value-type="float">
            <text:p>98.5372</text:p>
          </table:table-cell>
          <table:table-cell office:value-type="float" office:value="320.8801" calcext:value-type="float">
            <text:p>320.8801</text:p>
          </table:table-cell>
          <table:table-cell office:value-type="float" office:value="97890" calcext:value-type="float">
            <text:p>97890</text:p>
          </table:table-cell>
          <table:table-cell office:value-type="float" office:value="285.5679" calcext:value-type="float">
            <text:p>285.5679</text:p>
          </table:table-cell>
          <table:table-cell office:value-type="float" office:value="127.775" calcext:value-type="float">
            <text:p>127.775</text:p>
          </table:table-cell>
          <table:table-cell table:number-columns-repeated="6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98.3952" calcext:value-type="float">
            <text:p>98.3952</text:p>
          </table:table-cell>
          <table:table-cell office:value-type="float" office:value="325.9843" calcext:value-type="float">
            <text:p>325.9843</text:p>
          </table:table-cell>
          <table:table-cell office:value-type="float" office:value="31260" calcext:value-type="float">
            <text:p>31260</text:p>
          </table:table-cell>
          <table:table-cell office:value-type="float" office:value="258.3647" calcext:value-type="float">
            <text:p>258.3647</text:p>
          </table:table-cell>
          <table:table-cell office:value-type="float" office:value="101.403" calcext:value-type="float">
            <text:p>101.403</text:p>
          </table:table-cell>
          <table:table-cell table:number-columns-repeated="6"/>
        </table:table-row>
        <table:table-row table:style-name="ro1">
          <table:table-cell office:value-type="float" office:value="26191" calcext:value-type="float">
            <text:p>26191</text:p>
          </table:table-cell>
          <table:table-cell office:value-type="float" office:value="98.5212" calcext:value-type="float">
            <text:p>98.5212</text:p>
          </table:table-cell>
          <table:table-cell office:value-type="float" office:value="328.8547" calcext:value-type="float">
            <text:p>328.8547</text:p>
          </table:table-cell>
          <table:table-cell office:value-type="float" office:value="98319" calcext:value-type="float">
            <text:p>98319</text:p>
          </table:table-cell>
          <table:table-cell office:value-type="float" office:value="286.5708" calcext:value-type="float">
            <text:p>286.5708</text:p>
          </table:table-cell>
          <table:table-cell office:value-type="float" office:value="191.1883" calcext:value-type="float">
            <text:p>191.1883</text:p>
          </table:table-cell>
          <table:table-cell table:number-columns-repeated="6"/>
        </table:table-row>
        <table:table-row table:style-name="ro1">
          <table:table-cell office:value-type="float" office:value="26310" calcext:value-type="float">
            <text:p>26310</text:p>
          </table:table-cell>
          <table:table-cell office:value-type="float" office:value="98.5428" calcext:value-type="float">
            <text:p>98.5428</text:p>
          </table:table-cell>
          <table:table-cell office:value-type="float" office:value="329.8295" calcext:value-type="float">
            <text:p>329.8295</text:p>
          </table:table-cell>
          <table:table-cell office:value-type="float" office:value="98157" calcext:value-type="float">
            <text:p>98157</text:p>
          </table:table-cell>
          <table:table-cell office:value-type="float" office:value="281.2003" calcext:value-type="float">
            <text:p>281.2003</text:p>
          </table:table-cell>
          <table:table-cell office:value-type="float" office:value="139.3374" calcext:value-type="float">
            <text:p>139.3374</text:p>
          </table:table-cell>
          <table:table-cell table:number-columns-repeated="6"/>
        </table:table-row>
        <table:table-row table:style-name="ro1">
          <table:table-cell office:value-type="float" office:value="23753" calcext:value-type="float">
            <text:p>23753</text:p>
          </table:table-cell>
          <table:table-cell office:value-type="float" office:value="98.8324" calcext:value-type="float">
            <text:p>98.8324</text:p>
          </table:table-cell>
          <table:table-cell office:value-type="float" office:value="331.3291" calcext:value-type="float">
            <text:p>331.3291</text:p>
          </table:table-cell>
          <table:table-cell office:value-type="float" office:value="3367" calcext:value-type="float">
            <text:p>3367</text:p>
          </table:table-cell>
          <table:table-cell office:value-type="float" office:value="348.042" calcext:value-type="float">
            <text:p>348.042</text:p>
          </table:table-cell>
          <table:table-cell office:value-type="float" office:value="119.2853" calcext:value-type="float">
            <text:p>119.2853</text:p>
          </table:table-cell>
          <table:table-cell table:number-columns-repeated="6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float" office:value="98.4161" calcext:value-type="float">
            <text:p>98.4161</text:p>
          </table:table-cell>
          <table:table-cell office:value-type="float" office:value="331.5881" calcext:value-type="float">
            <text:p>331.5881</text:p>
          </table:table-cell>
          <table:table-cell office:value-type="float" office:value="10520" calcext:value-type="float">
            <text:p>10520</text:p>
          </table:table-cell>
          <table:table-cell office:value-type="float" office:value="34.716" calcext:value-type="float">
            <text:p>34.716</text:p>
          </table:table-cell>
          <table:table-cell office:value-type="float" office:value="325.4705" calcext:value-type="float">
            <text:p>325.4705</text:p>
          </table:table-cell>
          <table:table-cell table:number-columns-repeated="6"/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float" office:value="98.9963" calcext:value-type="float">
            <text:p>98.9963</text:p>
          </table:table-cell>
          <table:table-cell office:value-type="float" office:value="332.6453" calcext:value-type="float">
            <text:p>332.6453</text:p>
          </table:table-cell>
          <table:table-cell office:value-type="float" office:value="56551" calcext:value-type="float">
            <text:p>56551</text:p>
          </table:table-cell>
          <table:table-cell office:value-type="float" office:value="296.3224" calcext:value-type="float">
            <text:p>296.3224</text:p>
          </table:table-cell>
          <table:table-cell office:value-type="float" office:value="170.0557" calcext:value-type="float">
            <text:p>170.0557</text:p>
          </table:table-cell>
          <table:table-cell table:number-columns-repeated="6"/>
        </table:table-row>
        <table:table-row table:style-name="ro1">
          <table:table-cell office:value-type="float" office:value="27432" calcext:value-type="float">
            <text:p>27432</text:p>
          </table:table-cell>
          <table:table-cell office:value-type="float" office:value="98.9145" calcext:value-type="float">
            <text:p>98.9145</text:p>
          </table:table-cell>
          <table:table-cell office:value-type="float" office:value="337.7075" calcext:value-type="float">
            <text:p>337.7075</text:p>
          </table:table-cell>
          <table:table-cell office:value-type="float" office:value="51500" calcext:value-type="float">
            <text:p>51500</text:p>
          </table:table-cell>
          <table:table-cell office:value-type="float" office:value="74.484" calcext:value-type="float">
            <text:p>74.484</text:p>
          </table:table-cell>
          <table:table-cell office:value-type="float" office:value="331.8031" calcext:value-type="float">
            <text:p>331.8031</text:p>
          </table:table-cell>
          <table:table-cell table:number-columns-repeated="6"/>
        </table:table-row>
        <table:table-row table:style-name="ro1">
          <table:table-cell office:value-type="float" office:value="27433" calcext:value-type="float">
            <text:p>27433</text:p>
          </table:table-cell>
          <table:table-cell office:value-type="float" office:value="98.9018" calcext:value-type="float">
            <text:p>98.9018</text:p>
          </table:table-cell>
          <table:table-cell office:value-type="float" office:value="339.9347" calcext:value-type="float">
            <text:p>339.9347</text:p>
          </table:table-cell>
          <table:table-cell office:value-type="float" office:value="15530" calcext:value-type="float">
            <text:p>15530</text:p>
          </table:table-cell>
          <table:table-cell office:value-type="float" office:value="87.8121" calcext:value-type="float">
            <text:p>87.8121</text:p>
          </table:table-cell>
          <table:table-cell office:value-type="float" office:value="272.4828" calcext:value-type="float">
            <text:p>272.4828</text:p>
          </table:table-cell>
          <table:table-cell table:number-columns-repeated="6"/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98.6187" calcext:value-type="float">
            <text:p>98.6187</text:p>
          </table:table-cell>
          <table:table-cell office:value-type="float" office:value="344.2516" calcext:value-type="float">
            <text:p>344.2516</text:p>
          </table:table-cell>
          <table:table-cell office:value-type="float" office:value="20823" calcext:value-type="float">
            <text:p>20823</text:p>
          </table:table-cell>
          <table:table-cell office:value-type="float" office:value="291.5978" calcext:value-type="float">
            <text:p>291.5978</text:p>
          </table:table-cell>
          <table:table-cell office:value-type="float" office:value="163.9345" calcext:value-type="float">
            <text:p>163.9345</text:p>
          </table:table-cell>
          <table:table-cell table:number-columns-repeated="6"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float" office:value="98.7747" calcext:value-type="float">
            <text:p>98.7747</text:p>
          </table:table-cell>
          <table:table-cell office:value-type="float" office:value="346.16" calcext:value-type="float">
            <text:p>346.16</text:p>
          </table:table-cell>
          <table:table-cell office:value-type="float" office:value="37014" calcext:value-type="float">
            <text:p>37014</text:p>
          </table:table-cell>
          <table:table-cell office:value-type="float" office:value="156.6872" calcext:value-type="float">
            <text:p>156.6872</text:p>
          </table:table-cell>
          <table:table-cell office:value-type="float" office:value="327.4619" calcext:value-type="float">
            <text:p>327.4619</text:p>
          </table:table-cell>
          <table:table-cell table:number-columns-repeated="6"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98.5917" calcext:value-type="float">
            <text:p>98.5917</text:p>
          </table:table-cell>
          <table:table-cell office:value-type="float" office:value="347.2147" calcext:value-type="float">
            <text:p>347.2147</text:p>
          </table:table-cell>
          <table:table-cell office:value-type="float" office:value="24345" calcext:value-type="float">
            <text:p>24345</text:p>
          </table:table-cell>
          <table:table-cell office:value-type="float" office:value="350.5425" calcext:value-type="float">
            <text:p>350.5425</text:p>
          </table:table-cell>
          <table:table-cell office:value-type="float" office:value="74.9844" calcext:value-type="float">
            <text:p>74.9844</text:p>
          </table:table-cell>
          <table:table-cell table:number-columns-repeated="6"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float" office:value="98.7428" calcext:value-type="float">
            <text:p>98.7428</text:p>
          </table:table-cell>
          <table:table-cell office:value-type="float" office:value="347.3644" calcext:value-type="float">
            <text:p>347.3644</text:p>
          </table:table-cell>
          <table:table-cell office:value-type="float" office:value="37231" calcext:value-type="float">
            <text:p>37231</text:p>
          </table:table-cell>
          <table:table-cell office:value-type="float" office:value="273.3174" calcext:value-type="float">
            <text:p>273.3174</text:p>
          </table:table-cell>
          <table:table-cell office:value-type="float" office:value="116.0072" calcext:value-type="float">
            <text:p>116.0072</text:p>
          </table:table-cell>
          <table:table-cell table:number-columns-repeated="6"/>
        </table:table-row>
        <table:table-row table:style-name="ro1">
          <table:table-cell office:value-type="float" office:value="12170" calcext:value-type="float">
            <text:p>12170</text:p>
          </table:table-cell>
          <table:table-cell office:value-type="float" office:value="98.7064" calcext:value-type="float">
            <text:p>98.7064</text:p>
          </table:table-cell>
          <table:table-cell office:value-type="float" office:value="348.4818" calcext:value-type="float">
            <text:p>348.4818</text:p>
          </table:table-cell>
          <table:table-cell office:value-type="float" office:value="44901" calcext:value-type="float">
            <text:p>44901</text:p>
          </table:table-cell>
          <table:table-cell office:value-type="float" office:value="144.8445" calcext:value-type="float">
            <text:p>144.8445</text:p>
          </table:table-cell>
          <table:table-cell office:value-type="float" office:value="339.9237" calcext:value-type="float">
            <text:p>339.9237</text:p>
          </table:table-cell>
          <table:table-cell table:number-columns-repeated="6"/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float" office:value="98.5511" calcext:value-type="float">
            <text:p>98.5511</text:p>
          </table:table-cell>
          <table:table-cell office:value-type="float" office:value="349.3735" calcext:value-type="float">
            <text:p>349.3735</text:p>
          </table:table-cell>
          <table:table-cell office:value-type="float" office:value="36965" calcext:value-type="float">
            <text:p>36965</text:p>
          </table:table-cell>
          <table:table-cell office:value-type="float" office:value="77.9849" calcext:value-type="float">
            <text:p>77.9849</text:p>
          </table:table-cell>
          <table:table-cell office:value-type="float" office:value="335.4199" calcext:value-type="float">
            <text:p>335.4199</text:p>
          </table:table-cell>
          <table:table-cell table:number-columns-repeated="6"/>
        </table:table-row>
        <table:table-row table:style-name="ro1">
          <table:table-cell office:value-type="float" office:value="14913" calcext:value-type="float">
            <text:p>14913</text:p>
          </table:table-cell>
          <table:table-cell office:value-type="float" office:value="98.6209" calcext:value-type="float">
            <text:p>98.6209</text:p>
          </table:table-cell>
          <table:table-cell office:value-type="float" office:value="350.6318" calcext:value-type="float">
            <text:p>350.6318</text:p>
          </table:table-cell>
          <table:table-cell office:value-type="float" office:value="99545" calcext:value-type="float">
            <text:p>99545</text:p>
          </table:table-cell>
          <table:table-cell office:value-type="float" office:value="79.8972" calcext:value-type="float">
            <text:p>79.8972</text:p>
          </table:table-cell>
          <table:table-cell office:value-type="float" office:value="334.9789" calcext:value-type="float">
            <text:p>334.9789</text:p>
          </table:table-cell>
          <table:table-cell table:number-columns-repeated="6"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float" office:value="98.6973" calcext:value-type="float">
            <text:p>98.6973</text:p>
          </table:table-cell>
          <table:table-cell office:value-type="float" office:value="351.6297" calcext:value-type="float">
            <text:p>351.6297</text:p>
          </table:table-cell>
          <table:table-cell office:value-type="float" office:value="72164" calcext:value-type="float">
            <text:p>72164</text:p>
          </table:table-cell>
          <table:table-cell office:value-type="float" office:value="356.1276" calcext:value-type="float">
            <text:p>356.1276</text:p>
          </table:table-cell>
          <table:table-cell office:value-type="float" office:value="33.3692" calcext:value-type="float">
            <text:p>33.3692</text:p>
          </table:table-cell>
          <table:table-cell table:number-columns-repeated="6"/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float" office:value="98.5304" calcext:value-type="float">
            <text:p>98.5304</text:p>
          </table:table-cell>
          <table:table-cell office:value-type="float" office:value="352.168" calcext:value-type="float">
            <text:p>352.168</text:p>
          </table:table-cell>
          <table:table-cell office:value-type="float" office:value="38296" calcext:value-type="float">
            <text:p>38296</text:p>
          </table:table-cell>
          <table:table-cell office:value-type="float" office:value="106.6051" calcext:value-type="float">
            <text:p>106.6051</text:p>
          </table:table-cell>
          <table:table-cell office:value-type="float" office:value="321.3807" calcext:value-type="float">
            <text:p>321.3807</text:p>
          </table:table-cell>
          <table:table-cell table:number-columns-repeated="6"/>
        </table:table-row>
        <table:table-row table:style-name="ro1">
          <table:table-cell office:value-type="float" office:value="12172" calcext:value-type="float">
            <text:p>12172</text:p>
          </table:table-cell>
          <table:table-cell office:value-type="float" office:value="98.621" calcext:value-type="float">
            <text:p>98.621</text:p>
          </table:table-cell>
          <table:table-cell office:value-type="float" office:value="353.4659" calcext:value-type="float">
            <text:p>353.4659</text:p>
          </table:table-cell>
          <table:table-cell office:value-type="float" office:value="61544" calcext:value-type="float">
            <text:p>61544</text:p>
          </table:table-cell>
          <table:table-cell office:value-type="float" office:value="118.7578" calcext:value-type="float">
            <text:p>118.7578</text:p>
          </table:table-cell>
          <table:table-cell office:value-type="float" office:value="2.0575" calcext:value-type="float">
            <text:p>2.0575</text:p>
          </table:table-cell>
          <table:table-cell table:number-columns-repeated="6"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float" office:value="98.4787" calcext:value-type="float">
            <text:p>98.4787</text:p>
          </table:table-cell>
          <table:table-cell office:value-type="float" office:value="353.721" calcext:value-type="float">
            <text:p>353.721</text:p>
          </table:table-cell>
          <table:table-cell office:value-type="float" office:value="65196" calcext:value-type="float">
            <text:p>65196</text:p>
          </table:table-cell>
          <table:table-cell office:value-type="float" office:value="236.7622" calcext:value-type="float">
            <text:p>236.7622</text:p>
          </table:table-cell>
          <table:table-cell office:value-type="float" office:value="183.0536" calcext:value-type="float">
            <text:p>183.0536</text:p>
          </table:table-cell>
          <table:table-cell table:number-columns-repeated="6"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float" office:value="98.7547" calcext:value-type="float">
            <text:p>98.7547</text:p>
          </table:table-cell>
          <table:table-cell office:value-type="float" office:value="354.6664" calcext:value-type="float">
            <text:p>354.6664</text:p>
          </table:table-cell>
          <table:table-cell office:value-type="float" office:value="7313" calcext:value-type="float">
            <text:p>7313</text:p>
          </table:table-cell>
          <table:table-cell office:value-type="float" office:value="17.249" calcext:value-type="float">
            <text:p>17.249</text:p>
          </table:table-cell>
          <table:table-cell office:value-type="float" office:value="91.3862" calcext:value-type="float">
            <text:p>91.3862</text:p>
          </table:table-cell>
          <table:table-cell table:number-columns-repeated="6"/>
        </table:table-row>
        <table:table-row table:style-name="ro1">
          <table:table-cell office:value-type="float" office:value="13574" calcext:value-type="float">
            <text:p>13574</text:p>
          </table:table-cell>
          <table:table-cell office:value-type="float" office:value="98.5793" calcext:value-type="float">
            <text:p>98.5793</text:p>
          </table:table-cell>
          <table:table-cell office:value-type="float" office:value="354.8833" calcext:value-type="float">
            <text:p>354.8833</text:p>
          </table:table-cell>
          <table:table-cell office:value-type="float" office:value="39221" calcext:value-type="float">
            <text:p>39221</text:p>
          </table:table-cell>
          <table:table-cell office:value-type="float" office:value="196.1803" calcext:value-type="float">
            <text:p>196.1803</text:p>
          </table:table-cell>
          <table:table-cell office:value-type="float" office:value="223.7735" calcext:value-type="float">
            <text:p>223.773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float" office:value="98.48" calcext:value-type="float">
            <text:p>98.48</text:p>
          </table:table-cell>
          <table:table-cell office:value-type="float" office:value="356.2682" calcext:value-type="float">
            <text:p>356.2682</text:p>
          </table:table-cell>
          <table:table-cell office:value-type="float" office:value="51592" calcext:value-type="float">
            <text:p>51592</text:p>
          </table:table-cell>
          <table:table-cell office:value-type="float" office:value="81.0874" calcext:value-type="float">
            <text:p>81.0874</text:p>
          </table:table-cell>
          <table:table-cell office:value-type="float" office:value="279.6147" calcext:value-type="float">
            <text:p>279.6147</text:p>
          </table:table-cell>
          <table:table-cell table:number-columns-repeated="6"/>
        </table:table-row>
        <table:table-row table:style-name="ro1">
          <table:table-cell office:value-type="float" office:value="12209" calcext:value-type="float">
            <text:p>12209</text:p>
          </table:table-cell>
          <table:table-cell office:value-type="float" office:value="98.4838" calcext:value-type="float">
            <text:p>98.4838</text:p>
          </table:table-cell>
          <table:table-cell office:value-type="float" office:value="356.3211" calcext:value-type="float">
            <text:p>356.3211</text:p>
          </table:table-cell>
          <table:table-cell office:value-type="float" office:value="60971" calcext:value-type="float">
            <text:p>60971</text:p>
          </table:table-cell>
          <table:table-cell office:value-type="float" office:value="146.3533" calcext:value-type="float">
            <text:p>146.3533</text:p>
          </table:table-cell>
          <table:table-cell office:value-type="float" office:value="273.5519" calcext:value-type="float">
            <text:p>273.5519</text:p>
          </table:table-cell>
          <table:table-cell table:number-columns-repeated="6"/>
        </table:table-row>
        <table:table-row table:style-name="ro1">
          <table:table-cell office:value-type="float" office:value="14914" calcext:value-type="float">
            <text:p>14914</text:p>
          </table:table-cell>
          <table:table-cell office:value-type="float" office:value="98.4754" calcext:value-type="float">
            <text:p>98.4754</text:p>
          </table:table-cell>
          <table:table-cell office:value-type="float" office:value="356.5448" calcext:value-type="float">
            <text:p>356.5448</text:p>
          </table:table-cell>
          <table:table-cell office:value-type="float" office:value="47993" calcext:value-type="float">
            <text:p>47993</text:p>
          </table:table-cell>
          <table:table-cell office:value-type="float" office:value="82.6589" calcext:value-type="float">
            <text:p>82.6589</text:p>
          </table:table-cell>
          <table:table-cell office:value-type="float" office:value="330.5396" calcext:value-type="float">
            <text:p>330.5396</text:p>
          </table:table-cell>
          <table:table-cell table:number-columns-repeated="6"/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float" office:value="98.4723" calcext:value-type="float">
            <text:p>98.4723</text:p>
          </table:table-cell>
          <table:table-cell office:value-type="float" office:value="356.6725" calcext:value-type="float">
            <text:p>356.6725</text:p>
          </table:table-cell>
          <table:table-cell office:value-type="float" office:value="50170" calcext:value-type="float">
            <text:p>50170</text:p>
          </table:table-cell>
          <table:table-cell office:value-type="float" office:value="30.0966" calcext:value-type="float">
            <text:p>30.0966</text:p>
          </table:table-cell>
          <table:table-cell office:value-type="float" office:value="359.223" calcext:value-type="float">
            <text:p>359.223</text:p>
          </table:table-cell>
          <table:table-cell table:number-columns-repeated="6"/>
        </table:table-row>
        <table:table-row table:style-name="ro1">
          <table:table-cell office:value-type="float" office:value="18467" calcext:value-type="float">
            <text:p>18467</text:p>
          </table:table-cell>
          <table:table-cell office:value-type="float" office:value="98.5805" calcext:value-type="float">
            <text:p>98.5805</text:p>
          </table:table-cell>
          <table:table-cell office:value-type="float" office:value="356.693" calcext:value-type="float">
            <text:p>356.693</text:p>
          </table:table-cell>
          <table:table-cell office:value-type="float" office:value="95049" calcext:value-type="float">
            <text:p>95049</text:p>
          </table:table-cell>
          <table:table-cell office:value-type="float" office:value="263.9298" calcext:value-type="float">
            <text:p>263.9298</text:p>
          </table:table-cell>
          <table:table-cell office:value-type="float" office:value="226.7095" calcext:value-type="float">
            <text:p>226.709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79" calcext:value-type="float">
            <text:p>13579</text:p>
          </table:table-cell>
          <table:table-cell office:value-type="float" office:value="98.4923" calcext:value-type="float">
            <text:p>98.4923</text:p>
          </table:table-cell>
          <table:table-cell office:value-type="float" office:value="356.8063" calcext:value-type="float">
            <text:p>356.8063</text:p>
          </table:table-cell>
          <table:table-cell office:value-type="float" office:value="19074" calcext:value-type="float">
            <text:p>19074</text:p>
          </table:table-cell>
          <table:table-cell office:value-type="float" office:value="319.8735" calcext:value-type="float">
            <text:p>319.8735</text:p>
          </table:table-cell>
          <table:table-cell office:value-type="float" office:value="40.1033" calcext:value-type="float">
            <text:p>40.1033</text:p>
          </table:table-cell>
          <table:table-cell table:number-columns-repeated="6"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float" office:value="98.627" calcext:value-type="float">
            <text:p>98.627</text:p>
          </table:table-cell>
          <table:table-cell office:value-type="float" office:value="357.5675" calcext:value-type="float">
            <text:p>357.5675</text:p>
          </table:table-cell>
          <table:table-cell office:value-type="float" office:value="45833" calcext:value-type="float">
            <text:p>45833</text:p>
          </table:table-cell>
          <table:table-cell office:value-type="float" office:value="109.7718" calcext:value-type="float">
            <text:p>109.7718</text:p>
          </table:table-cell>
          <table:table-cell office:value-type="float" office:value="279.0257" calcext:value-type="float">
            <text:p>279.0257</text:p>
          </table:table-cell>
          <table:table-cell table:number-columns-repeated="6"/>
        </table:table-row>
        <table:table-row table:style-name="ro1">
          <table:table-cell office:value-type="float" office:value="12169" calcext:value-type="float">
            <text:p>12169</text:p>
          </table:table-cell>
          <table:table-cell office:value-type="float" office:value="98.4803" calcext:value-type="float">
            <text:p>98.4803</text:p>
          </table:table-cell>
          <table:table-cell office:value-type="float" office:value="357.9726" calcext:value-type="float">
            <text:p>357.9726</text:p>
          </table:table-cell>
          <table:table-cell office:value-type="float" office:value="72407" calcext:value-type="float">
            <text:p>72407</text:p>
          </table:table-cell>
          <table:table-cell office:value-type="float" office:value="118.1471" calcext:value-type="float">
            <text:p>118.1471</text:p>
          </table:table-cell>
          <table:table-cell office:value-type="float" office:value="6.2197" calcext:value-type="float">
            <text:p>6.2197</text:p>
          </table:table-cell>
          <table:table-cell table:number-columns-repeated="6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float" office:value="98.5082" calcext:value-type="float">
            <text:p>98.5082</text:p>
          </table:table-cell>
          <table:table-cell office:value-type="float" office:value="358.1007" calcext:value-type="float">
            <text:p>358.1007</text:p>
          </table:table-cell>
          <table:table-cell office:value-type="float" office:value="81993" calcext:value-type="float">
            <text:p>81993</text:p>
          </table:table-cell>
          <table:table-cell office:value-type="float" office:value="199.1088" calcext:value-type="float">
            <text:p>199.1088</text:p>
          </table:table-cell>
          <table:table-cell office:value-type="float" office:value="160.7013" calcext:value-type="float">
            <text:p>160.701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18">
          <table:table-cell table:number-columns-repeated="11"/>
          <table:table-cell table:style-name="ce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>
          <table:table-cell table:number-columns-repeated="11"/>
          <table:table-cell table:style-name="ce1"/>
        </table:table-row>
      </table:table>
      <table:named-expressions/>
      <table:database-ranges>
        <table:database-range table:name="__Anonymous_Sheet_DB__0" table:target-range-address="Sheet1.A1:Sheet1.F10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8:08:57.278352767</dc:date>
    <meta:document-statistic meta:table-count="1" meta:cell-count="615" meta:object-count="0"/>
    <meta:generator>LibreOffice/4.2.8.2$Linux_X86_64 LibreOffice_project/420m0$Build-2</meta:generator>
  </office:meta>
</office:document-meta>
</file>